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T7" style:parent-style-name="DefaultParagraphFont" style:family="text">
      <style:text-properties style:language-complex="he" style:country-complex="IL"/>
    </style:style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ListParagraph" style:list-style-name="LFO2" style:family="paragraph"/>
    <style:style style:name="P14" style:parent-style-name="ListParagraph" style:list-style-name="LFO2" style:family="paragraph"/>
    <style:style style:name="P15" style:parent-style-name="ListParagraph" style:list-style-name="LFO2" style:family="paragraph"/>
    <style:style style:name="P16" style:parent-style-name="ListParagraph" style:list-style-name="LFO3" style:family="paragraph"/>
    <style:style style:name="T17" style:parent-style-name="DefaultParagraphFont" style:family="text">
      <style:text-properties style:font-name-complex="Arial" style:language-complex="he" style:country-complex="IL"/>
    </style:style>
    <style:style style:name="P18" style:parent-style-name="ListParagraph" style:list-style-name="LFO3" style:family="paragraph"/>
    <style:style style:name="P19" style:parent-style-name="ListParagraph" style:list-style-name="LFO3" style:family="paragraph"/>
    <style:style style:name="P20" style:parent-style-name="ListParagraph" style:list-style-name="LFO3" style:family="paragraph"/>
    <style:style style:name="P21" style:parent-style-name="ListParagraph" style:list-style-name="LFO3" style:family="paragraph"/>
    <style:style style:name="P22" style:parent-style-name="ListParagraph" style:list-style-name="LFO3" style:family="paragraph"/>
    <style:style style:name="P23" style:parent-style-name="ListParagraph" style:list-style-name="LFO3" style:family="paragraph"/>
    <style:style style:name="P24" style:parent-style-name="ListParagraph" style:list-style-name="LFO3" style:family="paragraph"/>
    <style:style style:name="P25" style:parent-style-name="ListParagraph" style:list-style-name="LFO3" style:family="paragraph"/>
    <style:style style:name="P26" style:parent-style-name="ListParagraph" style:list-style-name="LFO3" style:family="paragraph"/>
    <style:style style:name="P27" style:parent-style-name="ListParagraph" style:list-style-name="LFO3" style:family="paragraph"/>
    <style:style style:name="P28" style:parent-style-name="ListParagraph" style:list-style-name="LFO3" style:family="paragraph"/>
  </office:automatic-styles>
  <office:body>
    <office:text text:use-soft-page-breaks="true">
      <text:p text:style-name="P1">Text:</text:p>
      <text:list text:style-name="LFO1" text:continue-numbering="true">
        <text:list-item>
          <text:p text:style-name="P2">Add Yah Eli piyyut</text:p>
        </text:list-item>
        <text:list-item>
          <text:p text:style-name="P3">Add Bei Ana</text:p>
        </text:list-item>
        <text:list-item>
          <text:p text:style-name="P4">Girsa of beracha of mekadeish hashabbat--add ungrammatical version in footnote</text:p>
        </text:list-item>
        <text:list-item>
          <text:p text:style-name="P5">Shva-marking in kaddish</text:p>
        </text:list-item>
        <text:list-item>
          <text:p text:style-name="P6"><text:span text:style-name="T7">Check avinu malkeinu</text:span></text:p>
        </text:list-item>
      </text:list>
      <text:p text:style-name="Normal">Formatting:</text:p>
      <text:list text:style-name="LFO1" text:continue-numbering="true">
        <text:list-item>
          <text:p text:style-name="P8">Shabbat amidah-intro has stuff falling into the margin</text:p>
        </text:list-item>
        <text:list-item>
          <text:p text:style-name="P9">Mimaamakim still messed up</text:p>
        </text:list-item>
        <text:list-item>
          <text:p text:style-name="P10">Space before mashiv haruach</text:p>
        </text:list-item>
        <text:list-item>
          <text:p text:style-name="P11">Shabbat mincha kedusha is screwed up</text:p>
        </text:list-item>
        <text:list-item>
          <text:p text:style-name="P12">Bentshing (bamarom) has messed up formatting</text:p>
        </text:list-item>
      </text:list>
      <text:p text:style-name="Normal">Bilingual instructions</text:p>
      <text:list text:style-name="LFO2" text:continue-numbering="true">
        <text:list-item>
          <text:p text:style-name="P13">Rashi script for instructions</text:p>
        </text:list-item>
        <text:list-item>
          <text:p text:style-name="P14">Stretchy letters</text:p>
        </text:list-item>
        <text:list-item>
          <text:p text:style-name="P15">Bold for shva na'</text:p>
        </text:list-item>
      </text:list>
      <text:p text:style-name="Normal">Other:</text:p>
      <text:list text:style-name="LFO3" text:continue-numbering="true">
        <text:list-item>
          <text:p text:style-name="P16">Come up with a name--for now,<text:s/><text:span text:style-name="T17">קטורת תמיד</text:span></text:p>
        </text:list-item>
        <text:list-item>
          <text:p text:style-name="P18">Reorganize so Yom-Tov doesn't have so much skipping around--in progress</text:p>
        </text:list-item>
        <text:list-item>
          <text:p text:style-name="P19">Add bibliography</text:p>
          <text:list text:continue-numbering="true">
            <text:list-item>
              <text:p text:style-name="P20">Olas Tamid</text:p>
            </text:list-item>
            <text:list-item>
              <text:p text:style-name="P21">Wikisource (Siddur and Tanakh)</text:p>
            </text:list-item>
            <text:list-item>
              <text:p text:style-name="P22">Birnbaum</text:p>
            </text:list-item>
            <text:list-item>
              <text:p text:style-name="P23">Sim Shalom</text:p>
            </text:list-item>
            <text:list-item>
              <text:p text:style-name="P24">Lev Shalem</text:p>
            </text:list-item>
            <text:list-item>
              <text:p text:style-name="P25">Artscroll</text:p>
            </text:list-item>
            <text:list-item>
              <text:p text:style-name="P26">Koren</text:p>
            </text:list-item>
            <text:list-item>
              <text:p text:style-name="P27">Avodat Yisrael</text:p>
            </text:list-item>
            <text:list-item>
              <text:p text:style-name="P28">Tefilat Yesharim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simer Nathan</meta:initial-creator>
    <dc:creator>Kasimer Nathan</dc:creator>
    <meta:creation-date>2020-04-24T14:01:00Z</meta:creation-date>
    <dc:date>2020-04-24T14:19:00Z</dc:date>
    <meta:template xlink:href="Normal.dotm" xlink:type="simple"/>
    <meta:editing-cycles>7</meta:editing-cycles>
    <meta:editing-duration>PT1080S</meta:editing-duration>
    <meta:document-statistic meta:page-count="1" meta:paragraph-count="1" meta:word-count="106" meta:character-count="710" meta:row-count="5" meta:non-whitespace-character-count="605"/>
  </office:meta>
</office:document-meta>
</file>